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CE" svg:font-family="'Helvetica C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25in" fo:break-before="page" table:align="margins"/>
    </style:style>
    <style:style style:name="Table3.A" style:family="table-column">
      <style:table-column-properties style:column-width="3.4618in" style:rel-column-width="32760*"/>
    </style:style>
    <style:style style:name="Table3.B" style:family="table-column">
      <style:table-column-properties style:column-width="3.4632in" style:rel-column-width="32775*"/>
    </style:style>
    <style:style style:name="Table3.1" style:family="table-row">
      <style:table-row-properties style:min-row-height="0.0521in"/>
    </style:style>
    <style:style style:name="Table3.A1" style:family="table-cell">
      <style:table-cell-properties fo:padding-left="0.0403in" fo:padding-right="0.0403in" fo:padding-top="0in" fo:padding-bottom="0in" fo:border="none"/>
    </style:style>
    <style:style style:name="Table1" style:family="table">
      <style:table-properties style:width="6.925in" fo:break-before="page" table:align="margins"/>
    </style:style>
    <style:style style:name="Table1.A" style:family="table-column">
      <style:table-column-properties style:column-width="3.4618in" style:rel-column-width="32760*"/>
    </style:style>
    <style:style style:name="Table1.B" style:family="table-column">
      <style:table-column-properties style:column-width="3.4632in" style:rel-column-width="32775*"/>
    </style:style>
    <style:style style:name="Table1.1" style:family="table-row">
      <style:table-row-properties style:min-row-height="0.0521in"/>
    </style:style>
    <style:style style:name="Table1.A1" style:family="table-cell">
      <style:table-cell-properties fo:padding-left="0.0403in" fo:padding-right="0.0403in" fo:padding-top="0in" fo:padding-bottom="0in" fo:border="none"/>
    </style:style>
    <style:style style:name="Table2" style:family="table">
      <style:table-properties style:width="6.925in" fo:break-before="page" table:align="margins"/>
    </style:style>
    <style:style style:name="Table2.A" style:family="table-column">
      <style:table-column-properties style:column-width="3.4611in" style:rel-column-width="4984*"/>
    </style:style>
    <style:style style:name="Table2.B" style:family="table-column">
      <style:table-column-properties style:column-width="3.4639in" style:rel-column-width="4988*"/>
    </style:style>
    <style:style style:name="Table2.1" style:family="table-row">
      <style:table-row-properties style:min-row-height="0.0521in"/>
    </style:style>
    <style:style style:name="Table2.A1" style:family="table-cell">
      <style:table-cell-properties fo:padding-left="0.0403in" fo:padding-right="0.0403in" fo:padding-top="0in" fo:padding-bottom="0in" fo:border="none"/>
    </style:style>
    <style:style style:name="P1" style:family="paragraph" style:parent-style-name="Footer">
      <style:text-properties style:font-name="Helvetica CE" fo:font-size="10pt" style:font-size-asian="8.75pt" style:font-size-complex="10pt"/>
    </style:style>
    <style:style style:name="P2" style:family="paragraph" style:parent-style-name="Standard">
      <style:paragraph-properties fo:text-align="start" style:justify-single-word="false" fo:padding="0in" fo:border="none" style:shadow="none"/>
      <style:text-properties style:font-name="Helvetica CE"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padding="0in" fo:border="none" style:shadow="none"/>
      <style:text-properties style:font-name="Helvetica CE" fo:font-size="10pt" style:font-size-asian="8.75pt" style:font-size-complex="10pt"/>
    </style:style>
    <style:style style:name="P4" style:family="paragraph" style:parent-style-name="Standard">
      <style:paragraph-properties fo:padding="0in" fo:border="none" style:shadow="none"/>
      <style:text-properties style:font-name="Helvetica CE" fo:font-size="12pt" style:font-size-asian="10.5pt" style:font-size-complex="12pt"/>
    </style:style>
    <style:style style:name="P5" style:family="paragraph" style:parent-style-name="Standard">
      <style:paragraph-properties fo:text-align="center" style:justify-single-word="false" fo:padding="0in" fo:border="none" style:shadow="none"/>
      <style:text-properties style:font-name="Helvetica CE" fo:font-size="12pt" style:font-size-asian="10.5pt" style:font-size-complex="12pt"/>
    </style:style>
    <style:style style:name="P6" style:family="paragraph" style:parent-style-name="Standard">
      <style:paragraph-properties fo:text-align="center" style:justify-single-word="false" fo:padding="0in" fo:border="none" style:shadow="none"/>
      <style:text-properties style:font-name="Helvetica CE" fo:font-style="normal" style:text-underline-style="none" fo:font-weight="normal" style:font-style-asian="normal" style:font-weight-asian="normal" style:font-style-complex="normal" style:font-weight-complex="normal"/>
    </style:style>
    <style:style style:name="P7" style:family="paragraph" style:parent-style-name="Table_20_Contents">
      <style:text-properties style:font-name="Helvetica CE" fo:font-size="10pt" style:font-size-asian="8.75pt" style:font-size-complex="10pt"/>
    </style:style>
    <style:style style:name="P8" style:family="paragraph" style:parent-style-name="Table_20_Contents">
      <style:paragraph-properties fo:text-align="end" style:justify-single-word="false"/>
      <style:text-properties style:font-name="Helvetica CE" fo:font-size="10pt" style:font-size-asian="8.75pt" style:font-size-complex="10pt"/>
    </style:style>
    <style:style style:name="P9" style:family="paragraph" style:parent-style-name="Standard">
      <style:text-properties style:font-name="Helvetica CE" fo:font-size="10pt" style:font-size-asian="8.75pt" style:font-size-complex="10pt"/>
    </style:style>
    <style:style style:name="P10" style:family="paragraph" style:parent-style-name="Standard">
      <style:paragraph-properties fo:padding="0.0201in" fo:border-left="none" fo:border-right="none" fo:border-top="0.06pt solid #000000" fo:border-bottom="none" style:shadow="none"/>
      <style:text-properties style:font-name="Helvetica CE"/>
    </style:style>
    <style:style style:name="P11" style:family="paragraph" style:parent-style-name="Standard">
      <style:paragraph-properties fo:padding="0.0201in" fo:border-left="none" fo:border-right="none" fo:border-top="0.06pt solid #000000" fo:border-bottom="none" style:shadow="none"/>
      <style:text-properties style:font-name="Helvetica CE" fo:font-size="10pt" style:font-size-asian="8.75pt" style:font-size-complex="10pt"/>
    </style:style>
    <style:style style:name="P12" style:family="paragraph" style:parent-style-name="Standard">
      <style:paragraph-properties fo:padding="0.0201in" fo:border-left="none" fo:border-right="none" fo:border-top="0.06pt solid #000000" fo:border-bottom="none" style:shadow="none"/>
      <style:text-properties style:font-name="Helvetica CE" fo:font-size="12pt" style:font-size-asian="10.5pt" style:font-size-complex="12pt"/>
    </style:style>
    <style:style style:name="P13" style:family="paragraph" style:parent-style-name="Standard">
      <style:paragraph-properties fo:margin-left="0in" fo:margin-right="0in" fo:text-indent="0in" style:auto-text-indent="false" fo:padding="0in" fo:border="none" style:shadow="none"/>
      <style:text-properties style:font-name="Helvetica CE" fo:font-size="10pt" style:font-size-asian="8.75pt" style:font-size-complex="10pt"/>
    </style:style>
    <style:style style:name="P14" style:family="paragraph" style:parent-style-name="Standard">
      <style:paragraph-properties fo:margin-left="0.5in" fo:margin-right="0.4272in" fo:text-indent="0in" style:auto-text-indent="false" fo:padding="0in" fo:border="none" style:shadow="none"/>
      <style:text-properties style:font-name="Helvetica CE" fo:font-size="10pt" style:font-size-asian="8.75pt" style:font-size-complex="10pt"/>
    </style:style>
    <style:style style:name="P15" style:family="paragraph" style:parent-style-name="Standard">
      <style:paragraph-properties fo:padding="0in" fo:border="none" style:shadow="none"/>
      <style:text-properties style:font-name="Helvetica CE"/>
    </style:style>
    <style:style style:name="P16" style:family="paragraph" style:parent-style-name="Standard">
      <style:paragraph-properties fo:padding="0in" fo:border="none" style:shadow="none"/>
      <style:text-properties style:font-name="Helvetica CE" fo:font-size="10pt" style:font-size-asian="8.75pt" style:font-size-complex="10pt"/>
    </style:style>
    <style:style style:name="P17" style:family="paragraph" style:parent-style-name="Standard" style:list-style-name="L1">
      <style:paragraph-properties fo:padding="0in" fo:border="none" style:shadow="none"/>
      <style:text-properties style:font-name="Helvetica CE" fo:font-size="10pt" style:font-size-asian="8.75pt" style:font-size-complex="10pt"/>
    </style:style>
    <style:style style:name="P18" style:family="paragraph" style:parent-style-name="Standard" style:list-style-name="L2">
      <style:paragraph-properties fo:padding="0in" fo:border="none" style:shadow="none"/>
      <style:text-properties style:font-name="Helvetica CE" fo:font-size="10pt" style:font-size-asian="8.75pt" style:font-size-complex="10pt"/>
    </style:style>
    <style:style style:name="P19" style:family="paragraph" style:parent-style-name="Standard" style:list-style-name="L3">
      <style:paragraph-properties fo:padding="0in" fo:border="none" style:shadow="none"/>
      <style:text-properties style:font-name="Helvetica CE" fo:font-size="10pt" style:font-size-asian="8.75pt" style:font-size-complex="10pt"/>
    </style:style>
    <style:style style:name="P20" style:family="paragraph" style:parent-style-name="Standard" style:list-style-name="L4">
      <style:paragraph-properties fo:padding="0in" fo:border="none" style:shadow="none"/>
      <style:text-properties style:font-name="Helvetica CE" fo:font-size="10pt" style:font-size-asian="8.75pt" style:font-size-complex="10pt"/>
    </style:style>
    <style:style style:name="P21" style:family="paragraph" style:parent-style-name="Standard">
      <style:paragraph-properties fo:text-align="start" style:justify-single-word="false" fo:padding="0in" fo:border="none" style:shadow="none"/>
      <style:text-properties style:font-name="Helvetica CE" fo:font-size="10pt" style:font-size-asian="8.75pt" style:font-size-complex="10pt"/>
    </style:style>
    <style:style style:name="P22" style:family="paragraph" style:parent-style-name="Standard">
      <style:paragraph-properties fo:text-align="start" style:justify-single-word="false" fo:padding="0in" fo:border="none" style:shadow="none"/>
      <style:text-properties style:font-name="Helvetica CE"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padding="0in" fo:border="none" style:shadow="none"/>
      <style:text-properties style:font-name="Helvetica CE" fo:font-size="12pt" style:font-size-asian="10.5pt" style:font-size-complex="12pt"/>
    </style:style>
    <style:style style:name="P24" style:family="paragraph" style:parent-style-name="Standard">
      <style:paragraph-properties fo:text-align="center" style:justify-single-word="false" fo:padding="0in" fo:border="none" style:shadow="none"/>
      <style:text-properties style:font-name="Helvetica CE" fo:font-size="12pt" style:font-size-asian="10.5pt" style:font-size-complex="12pt"/>
    </style:style>
    <style:style style:name="P25" style:family="paragraph" style:parent-style-name="Standard">
      <style:paragraph-properties fo:text-align="start" style:justify-single-word="false" fo:padding="0in" fo:border="none" style:shadow="none"/>
    </style:style>
    <style:style style:name="P26" style:family="paragraph" style:parent-style-name="Standard" style:list-style-name="L3">
      <style:paragraph-properties fo:margin-left="0.9846in" fo:margin-right="0in" fo:text-indent="-0.25in" style:auto-text-indent="false" fo:padding="0in" fo:border="none" style:shadow="none"/>
      <style:text-properties style:font-name="Helvetica CE" fo:font-size="10pt" style:font-size-asian="8.75pt" style:font-size-complex="10pt"/>
    </style:style>
    <style:style style:name="P27" style:family="paragraph" style:parent-style-name="Standard" style:list-style-name="L4">
      <style:paragraph-properties fo:margin-left="0.9846in" fo:margin-right="0in" fo:text-indent="-0.25in" style:auto-text-indent="false" fo:padding="0in" fo:border="none" style:shadow="none"/>
      <style:text-properties style:font-name="Helvetica CE" fo:font-size="10pt" style:font-size-asian="8.75pt" style:font-size-complex="10pt"/>
    </style:style>
    <style:style style:name="P28" style:family="paragraph" style:parent-style-name="Standard" style:list-style-name="L3">
      <style:paragraph-properties fo:margin-left="0.4925in" fo:margin-right="0in" fo:text-indent="-0.25in" style:auto-text-indent="false" fo:padding="0in" fo:border="none" style:shadow="none"/>
      <style:text-properties style:font-name="Helvetica CE" fo:font-size="10pt" style:font-size-asian="8.75pt" style:font-size-complex="10pt"/>
    </style:style>
    <style:style style:name="P29" style:family="paragraph" style:parent-style-name="Standard" style:list-style-name="L4">
      <style:paragraph-properties fo:margin-left="0.4925in" fo:margin-right="0in" fo:text-indent="-0.25in" style:auto-text-indent="false" fo:padding="0in" fo:border="none" style:shadow="none"/>
      <style:text-properties style:font-name="Helvetica CE" fo:font-size="10pt" style:font-size-asian="8.75pt" style:font-size-complex="10pt"/>
    </style:style>
    <style:style style:name="P30" style:family="paragraph" style:parent-style-name="Standard">
      <style:paragraph-properties fo:margin-left="0in" fo:margin-right="0in" fo:text-indent="0in" style:auto-text-indent="false" fo:padding="0in" fo:border="none" style:shadow="none"/>
    </style:style>
    <style:style style:name="P31" style:family="paragraph" style:parent-style-name="Standard">
      <style:paragraph-properties fo:margin-left="0in" fo:margin-right="0in" fo:text-indent="0in" style:auto-text-indent="false" fo:padding="0in" fo:border="none" style:shadow="none"/>
      <style:text-properties style:font-name="Helvetica CE" fo:font-size="10pt" style:font-size-asian="8.75pt" style:font-size-complex="10pt"/>
    </style:style>
    <style:style style:name="P32" style:family="paragraph" style:parent-style-name="Standard">
      <style:paragraph-properties fo:padding="0.0201in" fo:border-left="none" fo:border-right="none" fo:border-top="0.06pt solid #000000" fo:border-bottom="none" style:shadow="none"/>
      <style:text-properties style:font-name="Helvetica CE" fo:font-size="12pt" style:font-size-asian="10.5pt" style:font-size-complex="12pt"/>
    </style:style>
    <style:style style:name="P33" style:family="paragraph" style:parent-style-name="Standard">
      <style:paragraph-properties fo:padding="0.0201in" fo:border-left="none" fo:border-right="none" fo:border-top="0.06pt solid #000000" fo:border-bottom="none" style:shadow="none"/>
      <style:text-properties style:font-name="Helvetica CE" fo:font-size="10pt" style:font-size-asian="8.75pt" style:font-size-complex="10pt"/>
    </style:style>
    <style:style style:name="P34" style:family="paragraph" style:parent-style-name="Standard">
      <style:paragraph-properties fo:margin-left="0.4925in" fo:margin-right="0in" fo:text-indent="0in" style:auto-text-indent="false" fo:padding="0in" fo:border="none" style:shadow="none"/>
      <style:text-properties style:font-name="Helvetica CE" fo:font-size="10pt" style:font-size-asian="8.75pt" style:font-size-complex="10pt"/>
    </style:style>
    <style:style style:name="P35" style:family="paragraph" style:parent-style-name="Table_20_Contents">
      <style:text-properties style:font-name="Helvetica CE" fo:font-size="10pt" style:font-size-asian="8.75pt" style:font-size-complex="10pt"/>
    </style:style>
    <style:style style:name="P36" style:family="paragraph" style:parent-style-name="Table_20_Contents">
      <style:paragraph-properties fo:text-align="end" style:justify-single-word="false"/>
      <style:text-properties style:font-name="Helvetica CE" fo:font-size="10pt" style:font-size-asian="8.75pt" style:font-size-complex="10pt"/>
    </style:style>
    <style:style style:name="T1" style:family="text">
      <style:text-properties style:font-name="Helvetica CE" fo:font-size="10pt" style:font-size-asian="8.75pt" style:font-size-complex="10pt"/>
    </style:style>
    <style:style style:name="T2" style:family="text">
      <style:text-properties style:font-name="Helvetica CE" fo:font-size="10pt" fo:font-style="normal" style:text-underline-style="none" fo:font-weight="normal" style:font-size-asian="10pt" style:font-style-asian="normal" style:font-weight-asian="normal" style:font-size-complex="10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pus decoder for Libav — Project Timeline</text:p>
      <text:p text:style-name="P2"/>
      <text:p text:style-name="P2"/>
      <text:p text:style-name="P2">Last revised: May 20, 2012; 4:07 PM</text:p>
      <text:p text:style-name="P25"><text:span text:style-name="T2">URL: https://github.com/Fatbag/libav</text:span></text:p>
      <text:p text:style-name="P2"/>
      <text:p text:style-name="P2">Important dates:</text:p>
      <text:p text:style-name="P2">May 20-ish: Start working full-time (“ish” because my semester doesn't end until the 26th)</text:p>
      <text:p text:style-name="P2">July 13: Midterm due date</text:p>
      <text:p text:style-name="P2">August 13: Pencils down, hopefully</text:p>
      <text:p text:style-name="P2">August 24: Final product due date</text:p>
      <text:p text:style-name="P2"/>
      <text:p text:style-name="P2"/>
      <text:p text:style-name="P6">( 1 <text:s/>Preparation )</text:p>
      <text:p text:style-name="P15"/>
      <text:p text:style-name="P10">Set up build environment</text:p>
      <text:p text:style-name="P9">ETA: A few hours</text:p>
      <text:p text:style-name="P9"/>
      <text:list xml:id="list30663379" text:style-name="L1">
        <text:list-item>
          <text:p text:style-name="P17">Compile the latest stable tag of libopus and play around with the opus_demo test suite</text:p>
        </text:list-item>
        <text:list-item>
          <text:p text:style-name="P17">Compile a trunk copy of Libav</text:p>
        </text:list-item>
        <text:list-item>
          <text:p text:style-name="P17">Set up a fork on GitHub and clone it</text:p>
        </text:list-item>
        <text:list-item>
          <text:p text:style-name="P17">Familiarize myself with git format-patch and git send-email, needed towards the end</text:p>
        </text:list-item>
      </text:list>
      <text:p text:style-name="P3"/>
      <text:p text:style-name="P3">Summary:</text:p>
      <text:p text:style-name="P3">I plan to write the decoder first with support for multichannel Opus data sans the networking features like packet loss concealment, but then go back over and supply those features assuming that time permits.</text:p>
      <text:p text:style-name="P3"/>
      <text:p text:style-name="P3"/>
      <text:p text:style-name="P10">Opus frame reader</text:p>
      <text:p text:style-name="P9">ETA: 5-10 days (~May 25)</text:p>
      <text:p text:style-name="P9"/>
      <text:list xml:id="list30635511" text:style-name="L2">
        <text:list-item>
          <text:p text:style-name="P18">Register the Opus decoder in Libav</text:p>
        </text:list-item>
        <text:list-item>
          <text:p text:style-name="P18">Write the code which parses the fields of each Opus frame contained in each packet in the input stream and the range decoder to retrieve the CELT and SILK streams from each of those frames.</text:p>
        </text:list-item>
        <text:list-item>
          <text:p text:style-name="P18">Extend the Ogg demuxer to recognize and correctly handle Opus audio content</text:p>
        </text:list-item>
      </text:list>
      <text:p text:style-name="P3"/>
      <text:p text:style-name="P3">Summary:</text:p>
      <text:p text:style-name="P3">The code will demux a .opus file, report the properties of the audio to Libav, and then effectively just return null sample values. The Opus&lt;-&gt;Libav channel mapping will be set up at this point.</text:p>
      <text:p text:style-name="P3"/>
      <text:p text:style-name="P3">No later than this step, I will begin pushing changes to my git repo every day.</text:p>
      <table:table table:name="Table3" table:style-name="Table3">
        <table:table-column table:style-name="Table3.A"/>
        <table:table-column table:style-name="Table3.B"/>
        <table:table-row table:style-name="Table3.1">
          <table:table-cell table:style-name="Table3.A1" office:value-type="string">
            <text:p text:style-name="P7">2 <text:s/>SILK Decoder</text:p>
          </table:table-cell>
          <table:table-cell table:style-name="Table3.A1" office:value-type="string">
            <text:p text:style-name="P8">Page <text:page-number text:select-page="current">2</text:page-number></text:p>
          </table:table-cell>
        </table:table-row>
      </table:table>
      <text:p text:style-name="P5">( 2 <text:s/>SILK decoder )</text:p>
      <text:p text:style-name="P4"/>
      <text:p text:style-name="P12">SILK: Parameter decoding</text:p>
      <text:p text:style-name="P11">ETA: 21-25 days (~June 18)</text:p>
      <text:p text:style-name="P11"/>
      <text:list xml:id="list30657716" text:style-name="L3">
        <text:list-item>
          <text:p text:style-name="P19">Write the code which parses the header of each SILK frame per Opus frame for every channel (of which there can be 1 to 3 per channel)</text:p>
        </text:list-item>
        <text:list-item>
          <text:p text:style-name="P26">Header bits (VAD Flags, LBRR Flag)</text:p>
        </text:list-item>
        <text:list-item>
          <text:p text:style-name="P26">Decoding of actual LBRR frames will be implemented later, as it is an optional feature which facilitates network transmission and is not helpful for archival Opus content</text:p>
        </text:list-item>
        <text:list-item>
          <text:p text:style-name="P28">Write the code which extracts the parameters from each SILK frame, and consequently each SILK subframe (of which there exist 2 or 4 per frame)</text:p>
        </text:list-item>
        <text:list-item>
          <text:p text:style-name="P26">Modify opus_demo to produce the 'real' parameters for myself as reference</text:p>
        </text:list-item>
        <text:list-item>
          <text:p text:style-name="P26">Implement the spherical vector dequantizer</text:p>
        </text:list-item>
        <text:list-item>
          <text:p text:style-name="P26">Reconstruct the normalized LSFs and normalized LPC coefficients</text:p>
        </text:list-item>
      </text:list>
      <text:p text:style-name="P13"/>
      <text:p text:style-name="P13">Summary:</text:p>
      <text:p text:style-name="P13">The code will print out all of the SILK parameters specified in each SILK frame to stderr. The parameters are modeled by probability distribution functions as already defined in the range encoder, plus a cascade of many encodings, the most complicated of which deal with obtaining the normalized LSF and LPC coefficients that can be used for the excitation. The Opus spec is thankfully verbose in its explanation of these steps… not JUST complicated.</text:p>
      <text:p text:style-name="P13"/>
      <text:p text:style-name="P14">“The normalized LSFs are coded using a two-stage vector quantizer (VQ). NB and MB frames use an order-10 predictor, while WB frames use an order-16 predictor, and thus have different sets of tables. After reconstructing the normalized LSFs, the decoder runs them through a stabilization process, interpolates them between frames, converts them back into LPC coefficients, and then runs them through further processes to limit the range of the coefficients and the gain of the filter.”</text:p>
      <text:p text:style-name="P13"/>
      <text:p text:style-name="P13">This process is quite lengthy, but once tackled, the rest of the LP layer is actually rather straightforward.</text:p>
      <text:p text:style-name="P13"/>
      <text:p text:style-name="P13"/>
      <text:p text:style-name="P12">SILK: Excitation</text:p>
      <text:p text:style-name="P11">ETA: 17-21 days (~July 7)</text:p>
      <text:p text:style-name="P13"/>
      <text:list xml:id="list30664401" text:style-name="L4">
        <text:list-item>
          <text:p text:style-name="P20">Write the code which generates the excitation signal</text:p>
        </text:list-item>
        <text:list-item>
          <text:p text:style-name="P27">Generate and maintain the Pyramid Vector Quantization codebook</text:p>
        </text:list-item>
        <text:list-item>
          <text:p text:style-name="P29">Feed the excitation signal through the long-term prediction filter (voiced frames only) and then the short-term prediction filter, which returns the decoded sample data</text:p>
        </text:list-item>
        <text:list-item>
          <text:p text:style-name="P29">In coupled frames, translate from mid-side representation to disjoint left/right</text:p>
        </text:list-item>
        <text:list-item>
          <text:p text:style-name="P29">Run several tests on SILK-only content; the residual between the Libav and opus_test decoded versions of the same file should be inaudible rounding differences</text:p>
        </text:list-item>
      </text:list>
      <text:p text:style-name="P13"/>
      <text:p text:style-name="P13">Summary:</text:p>
      <text:p text:style-name="P13">The implementations of these filters are explicitly defined in the specification, so I have less to really think about than appears on the surface. After this task, SILK decoding will be complete, in time for the midterm evaluation.</text:p>
      <table:table table:name="Table1" table:style-name="Table1">
        <table:table-column table:style-name="Table1.A"/>
        <table:table-column table:style-name="Table1.B"/>
        <table:table-row table:style-name="Table1.1">
          <table:table-cell table:style-name="Table1.A1" office:value-type="string">
            <text:p text:style-name="P7">3 <text:s/>CELT Decoder</text:p>
          </table:table-cell>
          <table:table-cell table:style-name="Table1.A1" office:value-type="string">
            <text:p text:style-name="P8">Page <text:page-number text:select-page="current">3</text:page-number></text:p>
          </table:table-cell>
        </table:table-row>
      </table:table>
      <text:p text:style-name="P5">( 3 <text:s/>CELT decoder )</text:p>
      <text:p text:style-name="P4"/>
      <text:p text:style-name="P12">CELT: Parameter decoding</text:p>
      <text:p text:style-name="P11">ETA: 3-4 days (~July 11)</text:p>
      <text:p text:style-name="P11"/>
      <text:list xml:id="list36209719" text:continue-list="list30657716" text:style-name="L3">
        <text:list-item>
          <text:p text:style-name="P19">Write the code which parses the header of each CELT frame per Opus frame for every channel</text:p>
        </text:list-item>
        <text:list-item>
          <text:p text:style-name="P19">Modify opus_test to provide messages relevant to the CELT layer</text:p>
        </text:list-item>
      </text:list>
      <text:p text:style-name="P13"/>
      <text:p text:style-name="P13">Summary:</text:p>
      <text:p text:style-name="P13">This is fundamentally just a preparation step. As with SILK, the parameters need to be decoded, though the formulas are quite simpler on the CELT side.</text:p>
      <text:p text:style-name="P13"/>
      <text:p text:style-name="P13"/>
      <text:p text:style-name="P12">CELT: Energy and shape decoding</text:p>
      <text:p text:style-name="P11">ETA: 22-26 days (~August 7)</text:p>
      <text:p text:style-name="P11"/>
      <text:list xml:id="list36230442" text:continue-numbering="true" text:style-name="L3">
        <text:list-item>
          <text:p text:style-name="P19">Implement course-energy decoding</text:p>
        </text:list-item>
        <text:list-item>
          <text:p text:style-name="P26">Implement the frequency domain prediction filter</text:p>
        </text:list-item>
        <text:list-item>
          <text:p text:style-name="P28">Implement fine-energy decoding</text:p>
        </text:list-item>
        <text:list-item>
          <text:p text:style-name="P26">Implement the time domain prediction filter</text:p>
        </text:list-item>
        <text:list-item>
          <text:p text:style-name="P19">Write the code which determines the bit allocation used for the bins within each MDCT band specified for each CELT frame</text:p>
        </text:list-item>
        <text:list-item>
          <text:p text:style-name="P19">Implement shape decoding</text:p>
        </text:list-item>
        <text:list-item>
          <text:p text:style-name="P26">Count the pulses based on the bit count, and decode the rotation vector using PVQ</text:p>
        </text:list-item>
        <text:list-item>
          <text:p text:style-name="P26">Spreading</text:p>
        </text:list-item>
        <text:list-item>
          <text:p text:style-name="P26">PVQ split decoding and time/frequency adjustment</text:p>
        </text:list-item>
      </text:list>
      <text:p text:style-name="P13"/>
      <text:p text:style-name="P13">Summary:</text:p>
      <text:p text:style-name="P13">I've actually condensed most of CELT into this step. The tricky part is keeping my head straight with the n-dimensional rotation vectors. Upon completion, the CELT layer is almost done.</text:p>
      <text:p text:style-name="P13"/>
      <text:p text:style-name="P13"/>
      <text:p text:style-name="P12">CELT: Final operations</text:p>
      <text:p text:style-name="P11">ETA: 6-10 days (~August 13)</text:p>
      <text:p text:style-name="P11"/>
      <text:list xml:id="list36223871" text:continue-numbering="true" text:style-name="L3">
        <text:list-item>
          <text:p text:style-name="P19">Implement anti-collapse processing</text:p>
        </text:list-item>
        <text:list-item>
          <text:p text:style-name="P19">Denormalize the bands</text:p>
        </text:list-item>
        <text:list-item>
          <text:p text:style-name="P19">Implement iMDCT, WOLA, post-filter, and de-emphasis filter</text:p>
        </text:list-item>
        <text:list-item>
          <text:p text:style-name="P19">In coupled frames, convert from mid-side (or intensity) representations to disjoint left/right stereo</text:p>
        </text:list-item>
        <text:list-item>
          <text:p text:style-name="P19">Combine with the decoded SILK signal</text:p>
        </text:list-item>
        <text:list-item>
          <text:p text:style-name="P26">Resample when necessary</text:p>
        </text:list-item>
        <text:list-item>
          <text:p text:style-name="P26">Implement support for SILK&lt;-&gt;CELT transitions</text:p>
        </text:list-item>
      </text:list>
      <text:p text:style-name="P13"/>
      <text:p text:style-name="P13">Summary:</text:p>
      <text:p text:style-name="P30"><text:span text:style-name="T1">After this task, CELT decoding will be complete, hopefully in time for the final product evaluation, and perhaps with enough time to implement a few network features. Wherever I stop, I will generate and send off patches for the main branch at https://patches.libav.org/.</text:span></text:p>
      <table:table table:name="Table2" table:style-name="Table2">
        <table:table-column table:style-name="Table2.A"/>
        <table:table-column table:style-name="Table2.B"/>
        <table:table-row table:style-name="Table2.1">
          <table:table-cell table:style-name="Table2.A1" office:value-type="string">
            <text:p text:style-name="P7">4 <text:s/>Network features</text:p>
          </table:table-cell>
          <table:table-cell table:style-name="Table2.A1" office:value-type="string">
            <text:p text:style-name="P8">Page <text:page-number text:select-page="current">4</text:page-number></text:p>
          </table:table-cell>
        </table:table-row>
      </table:table>
      <text:p text:style-name="P5">( 4 <text:s/>Network features )</text:p>
      <text:p text:style-name="P21"/>
      <text:p text:style-name="P21">Note: At the current time, networking functionality in Libav is limited. “&lt;BBB&gt; not because we don't want it or bit-exact, but just because nobody has done it yet.”</text:p>
      <text:p text:style-name="P4"/>
      <text:p text:style-name="P12">Network: Forward error correction</text:p>
      <text:p text:style-name="P11">ETA: 3-4 days (~August 17)</text:p>
      <text:p text:style-name="P11"/>
      <text:list xml:id="list36203439" text:continue-numbering="true" text:style-name="L3">
        <text:list-item>
          <text:p text:style-name="P19">Parse and make use of the Low Bitrate Redundancy (LBRR) frames in the LP layer</text:p>
        </text:list-item>
      </text:list>
      <text:p text:style-name="P3"/>
      <text:p text:style-name="P3">Summary:</text:p>
      <text:p text:style-name="P3">This is used on the SILK side to cope with packet loss. I presume that implementation is very easy.</text:p>
      <text:p text:style-name="P3"/>
      <text:p text:style-name="P3"/>
      <text:p text:style-name="P12">Network: Packet loss concealment</text:p>
      <text:p text:style-name="P11">ETA: I have no idea</text:p>
      <text:p text:style-name="P11"/>
      <text:list xml:id="list36218251" text:continue-numbering="true" text:style-name="L3">
        <text:list-item>
          <text:p text:style-name="P19">Implement something similar to the packet loss concealment functions in the opus library</text:p>
        </text:list-item>
      </text:list>
      <text:p text:style-name="P3"/>
      <text:p text:style-name="P3">Summary:</text:p>
      <text:p text:style-name="P3">This is implementation-defined. The spec informs us:</text:p>
      <text:p text:style-name="P3"/>
      <text:p text:style-name="P34">“Because PLC is not part of the bitstream, there are many acceptable ways to implement PLC with different complexity/quality trade-offs. The PLC in the reference implementation depends on the mode of last packet received. In CELT mode, the PLC finds a periodicity in the decoded signal and repeats the windowed waveform using the pitch offset. The windowed waveform is overlapped in such a way as to preserve the time-domain aliasing cancellation with the previous frame and the next frame. This is implemented in celt_decode_lost() (mdct.c). In SILK mode, the PLC uses LPC extrapolation from the previous frame, implemented in silk_PLC() (PLC.c).”</text:p>
      <text:p text:style-name="P13"/>
      <text:p text:style-name="P3"/>
      <text:p text:style-name="P12">Network: Clock drift compensation</text:p>
      <text:p text:style-name="P11">ETA: I have no idea</text:p>
      <text:p text:style-name="P11"/>
      <text:list xml:id="list36207848" text:continue-numbering="true" text:style-name="L3">
        <text:list-item>
          <text:p text:style-name="P19">Implement something similar to the clock drift compensation functions in the opus library</text:p>
        </text:list-item>
      </text:list>
      <text:p text:style-name="P3"/>
      <text:p text:style-name="P3">Summary:</text:p>
      <text:p text:style-name="P3">This is implementation-defined. The spec informs us:</text:p>
      <text:p text:style-name="P3"/>
      <text:p text:style-name="P34">“A decoder MAY employ a more sophisticated drift compensation method. For example, the NetEQ component [Google-NetEQ] of the Google WebRTC codebase [Google-WebRTC] compensates for drift by adding or removing one period when the signal is highly periodic. The reference implementation of Opus allows a caller to learn whether the current frame's signal is highly periodic, and if so what the period is, using the OPUS_GET_PITCH() request.”</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CE" svg:font-family="'Helvetica C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Helvetica CE" fo:font-size="10pt" style:font-size-asian="8.75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pus decoder for Libav — Project Timeline<text:tab/><text:tab/>GSOC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9T22:07:42.12</meta:creation-date>
    <dc:date>2012-05-20T16:08:14.97</dc:date>
    <meta:editing-duration>P1DT8H6M52S</meta:editing-duration>
    <meta:editing-cycles>34</meta:editing-cycles>
    <meta:generator>LibreOffice/3.5$Windows_x86 LibreOffice_project/235ab8a-3802056-4a8fed3-2d66ea8-e241b80</meta:generator>
    <meta:document-statistic meta:table-count="3" meta:image-count="0" meta:object-count="0" meta:page-count="4" meta:paragraph-count="105" meta:word-count="1292" meta:character-count="7804" meta:non-whitespace-character-count="6649"/>
  </office:meta>
</office:document-meta>
</file>